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2.429cm" style:rel-column-width="9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7" style:family="table-row">
      <style:table-row-properties style:min-row-height="0.847cm"/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Verdana" fo:font-size="18pt" officeooo:rsid="0012cf31" officeooo:paragraph-rsid="0012cf31" style:font-size-asian="15.75pt" style:font-size-complex="18pt"/>
    </style:style>
    <style:style style:name="P2" style:family="paragraph" style:parent-style-name="Standard">
      <style:text-properties style:font-name="Verdana" fo:font-size="16pt" officeooo:rsid="0012cf31" officeooo:paragraph-rsid="0012cf31" style:font-size-asian="16pt" style:font-size-complex="16pt"/>
    </style:style>
    <style:style style:name="P3" style:family="paragraph" style:parent-style-name="Standard">
      <style:text-properties style:font-name="Verdana" fo:font-size="16pt" officeooo:rsid="001396b5" officeooo:paragraph-rsid="001396b5" style:font-size-asian="14pt" style:font-size-complex="16pt"/>
    </style:style>
    <style:style style:name="P4" style:family="paragraph" style:parent-style-name="Frame_20_contents">
      <style:text-properties officeooo:rsid="0016cb25" officeooo:paragraph-rsid="0016cb25"/>
    </style:style>
    <style:style style:name="P5" style:family="paragraph" style:parent-style-name="Standard">
      <style:text-properties style:font-name="Verdana" fo:font-size="16pt" officeooo:rsid="001396b5" officeooo:paragraph-rsid="0016cb25" style:font-size-asian="14pt" style:font-size-complex="16pt"/>
    </style:style>
    <style:style style:name="P6" style:family="paragraph" style:parent-style-name="Standard">
      <style:text-properties style:font-name="Verdana" fo:font-size="16pt" officeooo:rsid="001c8e64" officeooo:paragraph-rsid="001c8e64" style:font-size-asian="14pt" style:font-size-complex="16pt"/>
    </style:style>
    <style:style style:name="P7" style:family="paragraph" style:parent-style-name="Standard">
      <style:text-properties style:font-name="Verdana" fo:font-size="16pt" officeooo:rsid="001c8e64" officeooo:paragraph-rsid="001cc251" style:font-size-asian="14pt" style:font-size-complex="16pt"/>
    </style:style>
    <style:style style:name="P8" style:family="paragraph" style:parent-style-name="Standard">
      <style:text-properties style:font-name="Verdana" fo:font-size="16pt" officeooo:rsid="001db750" officeooo:paragraph-rsid="001db750" style:font-size-asian="14pt" style:font-size-complex="16pt"/>
    </style:style>
    <style:style style:name="P9" style:family="paragraph" style:parent-style-name="Standard">
      <style:text-properties style:font-name="Verdana" fo:font-size="16pt" officeooo:rsid="0022f137" officeooo:paragraph-rsid="0022f137" style:font-size-asian="14pt" style:font-size-complex="16pt"/>
    </style:style>
    <style:style style:name="P10" style:family="paragraph" style:parent-style-name="Standard">
      <style:text-properties style:font-name="Verdana" fo:font-size="16pt" officeooo:rsid="0024cb71" officeooo:paragraph-rsid="0024cb71" style:font-size-asian="14pt" style:font-size-complex="16pt"/>
    </style:style>
    <style:style style:name="P11" style:family="paragraph" style:parent-style-name="Standard">
      <style:text-properties style:font-name="Verdana" fo:font-size="16pt" officeooo:rsid="00278c04" officeooo:paragraph-rsid="00278c04" style:font-size-asian="14pt" style:font-size-complex="16pt"/>
    </style:style>
    <style:style style:name="P12" style:family="paragraph" style:parent-style-name="Standard">
      <style:text-properties style:font-name="Verdana" fo:font-size="16pt" officeooo:rsid="002a2f2d" officeooo:paragraph-rsid="002a2f2d" style:font-size-asian="14pt" style:font-size-complex="16pt"/>
    </style:style>
    <style:style style:name="P13" style:family="paragraph" style:parent-style-name="Standard">
      <style:text-properties style:font-name="Verdana" fo:font-size="7pt" officeooo:rsid="001db750" officeooo:paragraph-rsid="001db750" style:font-size-asian="6.09999990463257pt" style:font-size-complex="7pt"/>
    </style:style>
    <style:style style:name="P14" style:family="paragraph" style:parent-style-name="Standard">
      <style:text-properties fo:font-size="20pt" style:font-size-asian="20pt" style:font-size-complex="20pt"/>
    </style:style>
    <style:style style:name="P15" style:family="paragraph" style:parent-style-name="Standard">
      <style:text-properties officeooo:paragraph-rsid="001ec59a"/>
    </style:style>
    <style:style style:name="P16" style:family="paragraph" style:parent-style-name="Standard">
      <style:text-properties style:font-name="Verdana" fo:font-size="20pt" style:font-size-asian="20pt" style:font-size-complex="20pt"/>
    </style:style>
    <style:style style:name="P17" style:family="paragraph" style:parent-style-name="Standard">
      <style:text-properties fo:font-style="italic" officeooo:paragraph-rsid="001ec59a" style:font-style-asian="italic" style:font-style-complex="italic"/>
    </style:style>
    <style:style style:name="P18" style:family="paragraph" style:parent-style-name="Tabela">
      <style:paragraph-properties fo:keep-with-next="always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text-properties officeooo:rsid="00278c04" officeooo:paragraph-rsid="00278c04"/>
    </style:style>
    <style:style style:name="T1" style:family="text">
      <style:text-properties style:font-name="Verdana" fo:font-size="16pt" officeooo:rsid="001396b5" style:font-size-asian="14pt" style:font-size-complex="16pt"/>
    </style:style>
    <style:style style:name="T2" style:family="text">
      <style:text-properties style:font-name="Verdana" fo:font-size="12pt" officeooo:rsid="001396b5" style:font-size-asian="10.5pt" style:font-size-complex="12pt"/>
    </style:style>
    <style:style style:name="T3" style:family="text">
      <style:text-properties style:font-name="Verdana" fo:font-size="12pt" officeooo:rsid="00151c5f" style:font-size-asian="10.5pt" style:font-size-complex="12pt"/>
    </style:style>
    <style:style style:name="T4" style:family="text">
      <style:text-properties style:font-name="Verdana" fo:font-size="12pt" officeooo:rsid="001594c5" style:font-size-asian="10.5pt" style:font-size-complex="12pt"/>
    </style:style>
    <style:style style:name="T5" style:family="text">
      <style:text-properties style:font-name="Verdana" fo:font-size="12pt" officeooo:rsid="0016cb25" style:font-size-asian="10.5pt" style:font-size-complex="12pt"/>
    </style:style>
    <style:style style:name="T6" style:family="text">
      <style:text-properties style:font-name="Verdana" fo:font-size="12pt" officeooo:rsid="001e990a" style:font-size-asian="10.5pt" style:font-size-complex="12pt"/>
    </style:style>
    <style:style style:name="T7" style:family="text">
      <style:text-properties style:font-name="Verdana" fo:font-size="12pt" officeooo:rsid="001e9ed5" style:font-size-asian="10.5pt" style:font-size-complex="12pt"/>
    </style:style>
    <style:style style:name="T8" style:family="text">
      <style:text-properties style:font-name="Verdana" fo:font-size="12pt" officeooo:rsid="001ec59a" style:font-size-asian="10.5pt" style:font-size-complex="12pt"/>
    </style:style>
    <style:style style:name="T9" style:family="text">
      <style:text-properties style:font-name="Verdana" fo:font-size="12pt" officeooo:rsid="00218e4a" style:font-size-asian="10.5pt" style:font-size-complex="12pt"/>
    </style:style>
    <style:style style:name="T10" style:family="text">
      <style:text-properties style:font-name="Verdana" fo:font-size="12pt" officeooo:rsid="0021bda9" style:font-size-asian="10.5pt" style:font-size-complex="12pt"/>
    </style:style>
    <style:style style:name="T11" style:family="text">
      <style:text-properties fo:font-size="14pt" style:font-size-asian="12.25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396b5" style:font-size-asian="12pt" style:font-size-complex="12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16cb25" style:font-size-asian="10.5pt" style:font-size-complex="12pt"/>
    </style:style>
    <style:style style:name="T16" style:family="text">
      <style:text-properties fo:font-size="12pt" officeooo:rsid="00188ef0" style:font-size-asian="10.5pt" style:font-size-complex="12pt"/>
    </style:style>
    <style:style style:name="T17" style:family="text">
      <style:text-properties fo:font-size="12pt" officeooo:rsid="0019d922" style:font-size-asian="10.5pt" style:font-size-complex="12pt"/>
    </style:style>
    <style:style style:name="T18" style:family="text">
      <style:text-properties fo:font-size="12pt" officeooo:rsid="001a4a05" style:font-size-asian="10.5pt" style:font-size-complex="12pt"/>
    </style:style>
    <style:style style:name="T19" style:family="text">
      <style:text-properties fo:font-size="12pt" officeooo:rsid="001cc251" style:font-size-asian="10.5pt" style:font-size-complex="12pt"/>
    </style:style>
    <style:style style:name="T20" style:family="text">
      <style:text-properties fo:font-size="12pt" officeooo:rsid="001d087a" style:font-size-asian="10.5pt" style:font-size-complex="12pt"/>
    </style:style>
    <style:style style:name="T21" style:family="text">
      <style:text-properties fo:font-size="12pt" officeooo:rsid="001db750" style:font-size-asian="10.5pt" style:font-size-complex="12pt"/>
    </style:style>
    <style:style style:name="T22" style:family="text">
      <style:text-properties fo:font-size="12pt" officeooo:rsid="001e990a" style:font-size-asian="10.5pt" style:font-size-complex="12pt"/>
    </style:style>
    <style:style style:name="T23" style:family="text">
      <style:text-properties fo:font-size="12pt" officeooo:rsid="0022f137" style:font-size-asian="10.5pt" style:font-size-complex="12pt"/>
    </style:style>
    <style:style style:name="T24" style:family="text">
      <style:text-properties fo:font-size="12pt" officeooo:rsid="0024cb71" style:font-size-asian="10.5pt" style:font-size-complex="12pt"/>
    </style:style>
    <style:style style:name="T25" style:family="text">
      <style:text-properties fo:font-size="12pt" officeooo:rsid="00263200" style:font-size-asian="10.5pt" style:font-size-complex="12pt"/>
    </style:style>
    <style:style style:name="T26" style:family="text">
      <style:text-properties fo:font-size="12pt" officeooo:rsid="00278c04" style:font-size-asian="10.5pt" style:font-size-complex="12pt"/>
    </style:style>
    <style:style style:name="T27" style:family="text">
      <style:text-properties officeooo:rsid="001b6130"/>
    </style:style>
    <style:style style:name="T28" style:family="text">
      <style:text-properties style:font-name="Liberation Sans"/>
    </style:style>
    <style:style style:name="T29" style:family="text">
      <style:text-properties style:font-name="Verdana"/>
    </style:style>
    <style:style style:name="T30" style:family="text">
      <style:text-properties officeooo:rsid="0024cb7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 draw:wrap-influence-on-position="once-concurrent" loext:allow-overlap="true" loext:decorative="false">
        <style:columns fo:column-count="1" fo:column-gap="0cm"/>
      </style:graphic-properties>
    </style:style>
    <style:style style:name="fr2" style:family="graphic" style:parent-style-name="Formula">
      <style:graphic-properties style:vertical-pos="from-top" draw:ole-draw-aspect="1"/>
    </style:style>
    <number:number-style style:name="N10000" number:language="pt" number:country="B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dde-connection-decls/>
      <text:p text:style-name="P16">LCS Paralelo</text:p>
      <text:p text:style-name="P16">Luiz Henrique Murback Wiedmer</text:p>
      <text:p text:style-name="P14"><text:span text:style-name="T29">GRR20221234</text:span></text:p>
      <text:p text:style-name="P2">1.Introdução</text:p>
      <text:p text:style-name="P1"><text:tab/><text:span text:style-name="T11">E</text:span><text:span text:style-name="T12">ste documento tem como intenção mostrar um método para a paralelização do algoritmo LCS(Longest Common Subsequence), métodos de teste do algoritmo, resultados dos testes e conclusões com relação </text:span><text:span text:style-name="T13">ao nível de eficiência do algoritmo apresentado em comparação com o algoritmo serial e com os resultados esperados baseados em cálculos ideais.</text:span></text:p>
      <text:p text:style-name="P3">2.Algoritmo</text:p>
      <text:p text:style-name="Text_20_body"><text:span text:style-name="T1"><text:tab/></text:span><text:span text:style-name="T2">O algoritmo para cálculo da LCS utilizado como base é baseado em programação dinâmica, </text:span><text:span text:style-name="T3">evitando o custo </text:span><text:span text:style-name="T4">computacional alto</text:span><text:span text:style-name="T3"> de </text:span><text:span text:style-name="T3"><draw:frame draw:style-name="fr2" draw:name="Object1" text:anchor-type="as-char" svg:y="-0.446cm" svg:width="1.928cm" svg:height="0.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da versão ingênua(algoritmo recursivo), </text:span><text:span text:style-name="T4">por um custo de </text:span><text:span text:style-name="T4"><draw:frame draw:style-name="fr2" draw:name="Object2" text:anchor-type="as-char" svg:y="-0.388cm" svg:width="1.499cm" svg:height="0.51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. </text:span><text:span text:style-name="T5">O algoritmo em C é:</text:span></text:p>
      <text:p text:style-name="P5"><draw:frame draw:style-name="fr1" draw:name="LCS Serial C code" text:anchor-type="char" svg:x="0.229cm" svg:y="-0.09cm" svg:width="17.632cm" draw:z-index="2"><draw:text-box fo:min-height="9.569cm"><text:p text:style-name="P4">int LCS(mtype ** scoreMatrix, int sizeA, int sizeB, char * seqA, char *seqB) {</text:p><text:p text:style-name="P4"><text:tab/>int i, j;</text:p><text:p text:style-name="P4"><text:tab/>double start_time, endtime;</text:p><text:p text:style-name="P4"><text:tab/>for (i = 1; i &lt; sizeB + 1; i++) {</text:p><text:p text:style-name="P4"><text:tab/><text:tab/>for (j = 1; j &lt; sizeA + 1; j++) {</text:p><text:p text:style-name="P4"><text:tab/><text:tab/><text:tab/>if (seqA[j - 1] == seqB[i - 1]) {</text:p><text:p text:style-name="P4"><text:tab/><text:tab/><text:tab/><text:tab/>/* if elements in both sequences match,</text:p><text:p text:style-name="P4"><text:tab/><text:tab/><text:tab/><text:tab/> the corresponding score will be the score from</text:p><text:p text:style-name="P4"><text:tab/><text:tab/><text:tab/><text:tab/> previous elements + 1*/</text:p><text:p text:style-name="P4"><text:tab/><text:tab/><text:tab/><text:tab/>scoreMatrix[i][j] = scoreMatrix[i - 1][j - 1] + 1;</text:p><text:p text:style-name="P4"><text:tab/><text:tab/><text:tab/>} else {</text:p><text:p text:style-name="P4"><text:tab/><text:tab/><text:tab/><text:tab/>/* else, pick the maximum value (score) from left and upper elements*/</text:p><text:p text:style-name="P4"><text:tab/><text:tab/><text:tab/><text:tab/>scoreMatrix[i][j] =</text:p><text:p text:style-name="P4"><text:tab/><text:tab/><text:tab/><text:tab/><text:tab/><text:tab/>max(scoreMatrix[i-1][j], scoreMatrix[i][j-1]);</text:p><text:p text:style-name="P4"><text:tab/><text:tab/><text:tab/>}</text:p><text:p text:style-name="P4"><text:tab/><text:tab/>}</text:p><text:p text:style-name="P4"><text:tab/>}</text:p><text:p text:style-name="P4"><text:tab/>return scoreMatrix[sizeB][sizeA];</text:p><text:p text:style-name="P4">}</text:p><text:p text:style-name="Text">Text<text:span text:style-name="T27">o</text:span> <text:sequence text:ref-name="refText0" text:name="Text" text:formula="ooow:Text+1" style:num-format="1">1</text:sequence>: <text:span text:style-name="T27">Código LCS Serial em C</text:span></text:p></draw:text-box></draw:frame><text:span text:style-name="T15">O funcionamento é simples: é utilizada uma matriz para </text:span><text:span text:style-name="T18">contar o comprimento</text:span><text:span text:style-name="T15"> da subsequência em cada ponto das strings(</text:span><text:span text:style-name="T18">o</text:span><text:span text:style-name="T15"> valor na posição </text:span><text:span text:style-name="T16">scoreMatrix</text:span><text:span text:style-name="T15">[i][j] da matriz representa o comprimento da maior subsequência comum entre os prefixos seqA[0..i-1] e seqB[0..j-1]), caso os elementos analisados sejam iguais, o valor de </text:span><text:span text:style-name="T16">scoreMatrix</text:span><text:span text:style-name="T15">[i</text:span><text:span text:style-name="T16">][j]</text:span><text:span text:style-name="T15"> na tabela será o valor d</text:span><text:span text:style-name="T16">e (scoreMatrix[i-1][j-1] + 1), que é o </text:span><text:span text:style-name="T17">tamanho</text:span><text:span text:style-name="T16"> da subsequência até aquele momento, mais o caractere analisado. Se forem diferentes, é escolhido o maior valor entre scoreMatrix[i-1][j] e scoreMatrix[i][j-1], </text:span><text:span text:style-name="T17">o que faz com que os caracteres diferentes sejam ignorados, e o algoritmo continue calculando a subsequência mais longa.</text:span></text:p>
      <text:p text:style-name="P6"><text:soft-page-break/>3.Estratégia de Paralelização</text:p>
      <text:p text:style-name="P7"><text:tab/><text:span text:style-name="T14">A maior dificuldade ao tentar paralelizar esse algoritmo é o fato de que </text:span><text:span text:style-name="T19">o cálculo de cada célula da matriz depende das células na diagonal esquerda superior, na esquerda e acima, o que faz com que uma paralelização ingênua, calcular os elementos de cada linha de maneira paralela, por exemplo, não funcione. Por conta disso, a tática mais básica a ser aplicada é calcular cada diagonal de maneira paralela, descendo a partir do elemento scoreMatrix[1][1](já que a linha e a coluna 0 já foram enchidos com 0 para possibilitar o cálculo), assim, as dependências sempre estarão prontas quando necessárias.</text:span></text:p>
      <text:p text:style-name="P7"><text:span text:style-name="T19"><text:tab/></text:span><text:span text:style-name="T20">O problema desse método é que, por acesso de memória em diagonal, ocorrem muitos cache-misses, o que faz com que ele tenha velocidades próximas à versão serial, e muitas vezes até piores. Pensando nisso, ao invés de simplesmente calcular cada célula de uma diagonal em paralelo, a matriz é dividida em blocos. Blocos na mesma diagonal são calculados em paralelo, assim como no método anterior, porém o cálculo de cada célula no interior do bloco ocorre de maneira serial(do mesmo jeito explicado no capítulo anterior). Essa mudança melhora muito o uso de cache, especialmente se o tamanho do bloco for escolhido corretamente, </text:span><text:span text:style-name="T21">e aprensentou tempos melhores, como será mostrado a seguir.</text:span></text:p>
      <text:p text:style-name="P8">4.Metodologia</text:p>
      <text:p text:style-name="P8"><text:tab/><text:span text:style-name="T14">Para a realização dos testes do algoritmo, foram utilizadas as seguintes </text:span></text:p>
      <text:p text:style-name="P8"><text:span text:style-name="T14">SO: Linux Mint 22.1 Cinnamon</text:span></text:p>
      <text:p text:style-name="P8"><text:span text:style-name="T14">Kernel do Linux: <text:s/>6.8.0-59-generic</text:span></text:p>
      <text:p text:style-name="P8"><text:span text:style-name="T14">Processador: 12th Gen Intel© Core™ i5-12400F × 6</text:span><text:span text:style-name="T24"> (Intel Turbo Boost desligado)</text:span></text:p>
      <text:p text:style-name="P8"><text:span text:style-name="T14">Compilador: gcc (Ubuntu 13.3.0-6ubuntu2~24.04) 13.3.0</text:span></text:p>
      <text:p text:style-name="P8"><text:span text:style-name="T14">Flags: -O3</text:span></text:p>
      <text:p text:style-name="P10"><text:span text:style-name="T14">Ferramenta para contagem do tempo: perf</text:span></text:p>
      <text:p text:style-name="P8"><text:span text:style-name="T14"><text:tab/>O tamanho do blocking utilizado foi 1024x1024, já que esse tamanho apresentou os melhores resultados em testes anteriores, provavelmente por </text:span><text:span text:style-name="T22">melhor fazer uso da cache (1024x1024 é o maior bloco com base 2 que cabe na cache L2 de um núcleo individual físico </text:span><text:span text:style-name="T23">do processador dos testes</text:span><text:span text:style-name="T22">), além de permitir um bom nível de paralelização.</text:span></text:p>
      <text:p text:style-name="P15"><text:span text:style-name="T6"><text:tab/>Cada teste foi </text:span><text:span text:style-name="T7">realizado</text:span><text:span text:style-name="T6"> 20 vezes, </text:span><text:span text:style-name="T9">e os seguintes resultados foram </text:span><text:span text:style-name="T10">observados</text:span><text:span text:style-name="T8">:</text:span></text:p>
      <text:p text:style-name="P15"><text:span text:style-name="T8"/></text:p>
      <text:p text:style-name="P17">Tabela <text:sequence text:ref-name="refTabela0" text:name="Tabela" text:formula="ooow:Tabela+1" style:num-format="1">1</text:sequence>: Tempo Médio/Desvio padrão <text:span text:style-name="T30">médio</text:span> de cada teste</text:p>
      <table:table table:name="Table1" table:style-name="Table1" table:template-name="Default Style">
        <office:dde-source office:name="soffice1" office:dde-application="soffice" office:dde-item="/home/lhwiedmer/Documents/faculdade/paralela/t1_prog_paralela/tabela_final.ods" office:dde-topic="tabela_final.A1:G7" office:automatic-update="true"/>
        <table:table-column table:style-name="Table1.A" table:number-columns-repeated="7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Threads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G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9">Tam</text:p>
          </table:table-cell>
          <table:table-cell table:style-name="Table1.B2" office:value-type="string">
            <text:p text:style-name="P19">Serial</text:p>
          </table:table-cell>
          <table:table-cell table:style-name="Table1.C2" office:value-type="float" office:value="1">
            <text:p text:style-name="P19">1</text:p>
          </table:table-cell>
          <table:table-cell table:style-name="Table1.C2" office:value-type="float" office:value="2">
            <text:p text:style-name="P19">2</text:p>
          </table:table-cell>
          <table:table-cell table:style-name="Table1.C2" office:value-type="float" office:value="4">
            <text:p text:style-name="P19">4</text:p>
          </table:table-cell>
          <table:table-cell table:style-name="Table1.C2" office:value-type="float" office:value="8">
            <text:p text:style-name="P19">8</text:p>
          </table:table-cell>
          <table:table-cell table:style-name="Table1.G2" office:value-type="float" office:value="12">
            <text:p text:style-name="P19">12</text:p>
          </table:table-cell>
        </table:table-row>
        <table:table-row>
          <table:table-cell table:style-name="Table1.A2" office:value-type="string">
            <text:p text:style-name="P19">20000</text:p>
          </table:table-cell>
          <table:table-cell table:style-name="Table1.B3" office:value-type="string">
            <text:p text:style-name="P19">1,12/0,025</text:p>
          </table:table-cell>
          <table:table-cell table:style-name="Table1.C3" office:value-type="string">
            <text:p text:style-name="P19">1,22/0,001</text:p>
          </table:table-cell>
          <table:table-cell table:style-name="Table1.D3" office:value-type="string">
            <text:p text:style-name="P19">0,68/0,002</text:p>
          </table:table-cell>
          <table:table-cell table:style-name="Table1.E3" office:value-type="string">
            <text:p text:style-name="P19">0,50/0,001</text:p>
          </table:table-cell>
          <table:table-cell table:style-name="Table1.F3" office:value-type="string">
            <text:p text:style-name="P19">0,39/0,001</text:p>
          </table:table-cell>
          <table:table-cell table:style-name="Table1.G3" office:value-type="string">
            <text:p text:style-name="P19">0,34/0,001</text:p>
          </table:table-cell>
        </table:table-row>
        <table:table-row>
          <table:table-cell table:style-name="Table1.A2" office:value-type="string">
            <text:p text:style-name="P19">40000</text:p>
          </table:table-cell>
          <table:table-cell table:style-name="Table1.B4" office:value-type="string">
            <text:p text:style-name="P19">4,47/0,072</text:p>
          </table:table-cell>
          <table:table-cell table:style-name="Table1.C4" office:value-type="string">
            <text:p text:style-name="P19">4,90/0,009</text:p>
          </table:table-cell>
          <table:table-cell table:style-name="Table1.D4" office:value-type="string">
            <text:p text:style-name="P19">2,64/0,005</text:p>
          </table:table-cell>
          <table:table-cell table:style-name="Table1.E4" office:value-type="string">
            <text:p text:style-name="P19">1,87/0,003</text:p>
          </table:table-cell>
          <table:table-cell table:style-name="Table1.F4" office:value-type="string">
            <text:p text:style-name="P19">1,43/0,030</text:p>
          </table:table-cell>
          <table:table-cell table:style-name="Table1.G4" office:value-type="string">
            <text:p text:style-name="P19">1,21/0,005</text:p>
          </table:table-cell>
        </table:table-row>
        <table:table-row table:style-name="Table1.5">
          <table:table-cell table:style-name="Table1.A2" office:value-type="string">
            <text:p text:style-name="P19">60000</text:p>
          </table:table-cell>
          <table:table-cell table:style-name="Table1.B5" office:value-type="string">
            <text:p text:style-name="P19">9,86/0,103</text:p>
          </table:table-cell>
          <table:table-cell table:style-name="Table1.C5" office:value-type="string">
            <text:p text:style-name="P19">11,03/0,018</text:p>
          </table:table-cell>
          <table:table-cell table:style-name="Table1.D5" office:value-type="string">
            <text:p text:style-name="P19">5,86/0,010</text:p>
          </table:table-cell>
          <table:table-cell table:style-name="Table1.E5" office:value-type="string">
            <text:p text:style-name="P19">4,11/0,015</text:p>
          </table:table-cell>
          <table:table-cell table:style-name="Table1.F5" office:value-type="string">
            <text:p text:style-name="P19">3,10/0,060</text:p>
          </table:table-cell>
          <table:table-cell table:style-name="Table1.G5" office:value-type="string">
            <text:p text:style-name="P19">2,58/0,024</text:p>
          </table:table-cell>
        </table:table-row>
        <table:table-row>
          <table:table-cell table:style-name="Table1.A2" office:value-type="string">
            <text:p text:style-name="P19">80000</text:p>
          </table:table-cell>
          <table:table-cell table:style-name="Table1.B6" office:value-type="string">
            <text:p text:style-name="P19">17,86/0,097</text:p>
          </table:table-cell>
          <table:table-cell table:style-name="Table1.C6" office:value-type="string">
            <text:p text:style-name="P19">19,75/0,026</text:p>
          </table:table-cell>
          <table:table-cell table:style-name="Table1.D6" office:value-type="string">
            <text:p text:style-name="P19">10,55/0,022</text:p>
          </table:table-cell>
          <table:table-cell table:style-name="Table1.E6" office:value-type="string">
            <text:p text:style-name="P19">7,47/0,012</text:p>
          </table:table-cell>
          <table:table-cell table:style-name="Table1.F6" office:value-type="string">
            <text:p text:style-name="P19">5,61/0,035</text:p>
          </table:table-cell>
          <table:table-cell table:style-name="Table1.G6" office:value-type="string">
            <text:p text:style-name="P19">4,73/0,011</text:p>
          </table:table-cell>
        </table:table-row>
        <table:table-row table:style-name="Table1.7">
          <table:table-cell table:style-name="Table1.A2" office:value-type="string">
            <text:p text:style-name="P19">100000</text:p>
          </table:table-cell>
          <table:table-cell table:style-name="Table1.B7" office:value-type="string">
            <text:p text:style-name="P19">27,66/0,127</text:p>
          </table:table-cell>
          <table:table-cell table:style-name="Table1.C7" office:value-type="string">
            <text:p text:style-name="P19">30,73/0,056</text:p>
          </table:table-cell>
          <table:table-cell table:style-name="Table1.D7" office:value-type="string">
            <text:p text:style-name="P19">16,28/0,025</text:p>
          </table:table-cell>
          <table:table-cell table:style-name="Table1.E7" office:value-type="string">
            <text:p text:style-name="P19">11,46/0,016</text:p>
          </table:table-cell>
          <table:table-cell table:style-name="Table1.F7" office:value-type="string">
            <text:p text:style-name="P19">8,50/0,059</text:p>
          </table:table-cell>
          <table:table-cell table:style-name="Table1.G7" office:value-type="string">
            <text:p text:style-name="P19">7,06/0,025</text:p>
          </table:table-cell>
        </table:table-row>
      </table:table>
      <text:p text:style-name="P13"/>
      <text:p text:style-name="P13"><text:soft-page-break/></text:p>
      <text:p text:style-name="P9">5.Região Sequencial e Speedup Teórico</text:p>
      <text:p text:style-name="P9"><text:tab/><text:span text:style-name="T14">Para possibilitar o cálculo do Speedup máximo teórico, foi necessário medir o tempo que o algoritmo sequencial gastou para realizar tarefas que não seriam paralelizadas. Para isso, </text:span><text:span text:style-name="T24">em cada teste foi calculado o tempo total do programa(como mostrado na Tabela 1), e o tempo apenas do algoritmo LCS(com a função omp_get_wtime()), </text:span><text:span text:style-name="T26">subtraindo esses dois valores foi possível obter o tempo puramente sequencial,</text:span><text:span text:style-name="T24"> e utilizando os dados coletados nos testes do algoritmo sequencial original, a porcentagem média de tempo puramente sequencial entre as diferentes entradas foi de 4,37%. Com </text:span><text:span text:style-name="T26">isso</text:span><text:span text:style-name="T24">, é possível alcançar a seguinte tabela de </text:span><text:span text:style-name="T25">speedup </text:span><text:span text:style-name="T26">seguindo a Lei de Amdahl</text:span><text:span text:style-name="T25">:</text:span></text:p>
      <text:p text:style-name="P9"><text:span text:style-name="T25"/></text:p>
      <text:p text:style-name="P18">Tabela <text:sequence text:ref-name="refTabela1" text:name="Tabela" text:formula="ooow:Tabela+1" style:num-format="1">2</text:sequence>: Speedup ideal para diferentes entradas e número de processadores</text:p>
      <table:table table:name="Table2" table:style-name="Table2">
        <office:dde-source office:name="soffice2" office:dde-application="soffice" office:dde-item="Untitled 3" office:dde-topic="Sheet1.A1:F7" office:automatic-update="true"/>
        <table:table-column table:style-name="Table2.A" table:number-columns-repeated="6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1">Processadore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F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m</text:p>
          </table:table-cell>
          <table:table-cell table:style-name="Table2.A2" office:value-type="string">
            <text:p text:style-name="Table_20_Contents">Fração Sequencial</text:p>
          </table:table-cell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8</text:p>
          </table:table-cell>
          <table:table-cell table:style-name="Table2.F2" office:value-type="string">
            <text:p text:style-name="Table_20_Contents">Infinitos</text:p>
          </table:table-cell>
        </table:table-row>
        <table:table-row>
          <table:table-cell table:style-name="Table2.A2" office:value-type="string">
            <text:p text:style-name="Table_20_Contents">20000</text:p>
          </table:table-cell>
          <table:table-cell table:style-name="Table2.A2" office:value-type="string">
            <text:p text:style-name="Table_20_Contents">0,058</text:p>
          </table:table-cell>
          <table:table-cell table:style-name="Table2.A2" office:value-type="string">
            <text:p text:style-name="Table_20_Contents">1,890</text:p>
          </table:table-cell>
          <table:table-cell table:style-name="Table2.A2" office:value-type="string">
            <text:p text:style-name="Table_20_Contents">3,407</text:p>
          </table:table-cell>
          <table:table-cell table:style-name="Table2.A2" office:value-type="string">
            <text:p text:style-name="Table_20_Contents">5,690</text:p>
          </table:table-cell>
          <table:table-cell table:style-name="Table2.F2" office:value-type="string">
            <text:p text:style-name="Table_20_Contents">17,241</text:p>
          </table:table-cell>
        </table:table-row>
        <table:table-row>
          <table:table-cell table:style-name="Table2.A2" office:value-type="string">
            <text:p text:style-name="Table_20_Contents">40000</text:p>
          </table:table-cell>
          <table:table-cell table:style-name="Table2.A2" office:value-type="string">
            <text:p text:style-name="Table_20_Contents">0,043</text:p>
          </table:table-cell>
          <table:table-cell table:style-name="Table2.A2" office:value-type="string">
            <text:p text:style-name="Table_20_Contents">1,918</text:p>
          </table:table-cell>
          <table:table-cell table:style-name="Table2.A2" office:value-type="string">
            <text:p text:style-name="Table_20_Contents">3,543</text:p>
          </table:table-cell>
          <table:table-cell table:style-name="Table2.A2" office:value-type="string">
            <text:p text:style-name="Table_20_Contents">6,149</text:p>
          </table:table-cell>
          <table:table-cell table:style-name="Table2.F2" office:value-type="string">
            <text:p text:style-name="Table_20_Contents">23,256</text:p>
          </table:table-cell>
        </table:table-row>
        <table:table-row>
          <table:table-cell table:style-name="Table2.A2" office:value-type="string">
            <text:p text:style-name="Table_20_Contents">60000</text:p>
          </table:table-cell>
          <table:table-cell table:style-name="Table2.A2" office:value-type="string">
            <text:p text:style-name="Table_20_Contents">0,037</text:p>
          </table:table-cell>
          <table:table-cell table:style-name="Table2.A2" office:value-type="string">
            <text:p text:style-name="Table_20_Contents">1,929</text:p>
          </table:table-cell>
          <table:table-cell table:style-name="Table2.A2" office:value-type="string">
            <text:p text:style-name="Table_20_Contents">3,600</text:p>
          </table:table-cell>
          <table:table-cell table:style-name="Table2.A2" office:value-type="string">
            <text:p text:style-name="Table_20_Contents">6,354</text:p>
          </table:table-cell>
          <table:table-cell table:style-name="Table2.F2" office:value-type="string">
            <text:p text:style-name="Table_20_Contents">27,027</text:p>
          </table:table-cell>
        </table:table-row>
        <table:table-row>
          <table:table-cell table:style-name="Table2.A2" office:value-type="string">
            <text:p text:style-name="Table_20_Contents">80000</text:p>
          </table:table-cell>
          <table:table-cell table:style-name="Table2.A2" office:value-type="string">
            <text:p text:style-name="Table_20_Contents">0,048</text:p>
          </table:table-cell>
          <table:table-cell table:style-name="Table2.A2" office:value-type="string">
            <text:p text:style-name="Table_20_Contents">1,908</text:p>
          </table:table-cell>
          <table:table-cell table:style-name="Table2.A2" office:value-type="string">
            <text:p text:style-name="Table_20_Contents">3,497</text:p>
          </table:table-cell>
          <table:table-cell table:style-name="Table2.A2" office:value-type="string">
            <text:p text:style-name="Table_20_Contents">5,988</text:p>
          </table:table-cell>
          <table:table-cell table:style-name="Table2.F2" office:value-type="string">
            <text:p text:style-name="Table_20_Contents">20,833</text:p>
          </table:table-cell>
        </table:table-row>
        <table:table-row>
          <table:table-cell table:style-name="Table2.A2" office:value-type="string">
            <text:p text:style-name="Table_20_Contents">100000</text:p>
          </table:table-cell>
          <table:table-cell table:style-name="Table2.A2" office:value-type="string">
            <text:p text:style-name="Table_20_Contents">0,041</text:p>
          </table:table-cell>
          <table:table-cell table:style-name="Table2.A2" office:value-type="string">
            <text:p text:style-name="Table_20_Contents">1,921</text:p>
          </table:table-cell>
          <table:table-cell table:style-name="Table2.A2" office:value-type="string">
            <text:p text:style-name="Table_20_Contents">3,562</text:p>
          </table:table-cell>
          <table:table-cell table:style-name="Table2.A2" office:value-type="string">
            <text:p text:style-name="Table_20_Contents">6,216</text:p>
          </table:table-cell>
          <table:table-cell table:style-name="Table2.F2" office:value-type="string">
            <text:p text:style-name="Table_20_Contents">24,390</text:p>
          </table:table-cell>
        </table:table-row>
      </table:table>
      <text:p text:style-name="P11"/>
      <text:p text:style-name="P12">6. Speedup real e eficiência</text:p>
      <text:p text:style-name="P1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5:35:11.737552564</meta:creation-date>
    <dc:date>2025-05-12T22:34:46.832976822</dc:date>
    <meta:editing-duration>PT3H39M36S</meta:editing-duration>
    <meta:editing-cycles>14</meta:editing-cycles>
    <meta:generator>LibreOffice/24.2.7.2$Linux_X86_64 LibreOffice_project/420$Build-2</meta:generator>
    <meta:document-statistic meta:table-count="2" meta:image-count="0" meta:object-count="2" meta:page-count="3" meta:paragraph-count="127" meta:word-count="844" meta:character-count="5415" meta:non-whitespace-character-count="463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row>
              <mi mathvariant="italic">min</mi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2^{min(n,m)}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∗</mo>
            <mi>m</mi>
          </mrow>
        </mrow>
        <mo fence="true" form="postfix" stretchy="false">)</mo>
      </mrow>
    </mrow>
    <annotation encoding="StarMath 5.0">O(n*m)</annotation>
  </semantics>
</math>
</file>